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list-style-name="L3">
      <style:paragraph-properties fo:margin-top="0in" fo:margin-bottom="0.0835in" fo:line-height="114%"/>
      <style:text-properties style:font-name="Google Sans Text"/>
    </style:style>
    <style:style style:name="P3" style:family="paragraph" style:parent-style-name="Text_20_body" style:list-style-name="L5">
      <style:paragraph-properties fo:margin-top="0in" fo:margin-bottom="0.0835in" fo:line-height="114%"/>
      <style:text-properties style:font-name="Google Sans Text"/>
    </style:style>
    <style:style style:name="P4" style:family="paragraph" style:parent-style-name="Text_20_body" style:list-style-name="L8">
      <style:paragraph-properties fo:margin-top="0in" fo:margin-bottom="0.0835in" fo:line-height="114%"/>
      <style:text-properties style:font-name="Google Sans Text"/>
    </style:style>
    <style:style style:name="P5" style:family="paragraph" style:parent-style-name="Text_20_body" style:list-style-name="L9">
      <style:paragraph-properties fo:margin-top="0in" fo:margin-bottom="0.0835in" fo:line-height="114%"/>
      <style:text-properties style:font-name="Google Sans Text"/>
    </style:style>
    <style:style style:name="P6" style:family="paragraph" style:parent-style-name="Text_20_body" style:list-style-name="L10">
      <style:paragraph-properties fo:margin-top="0in" fo:margin-bottom="0.0835in" fo:line-height="114%"/>
      <style:text-properties style:font-name="Google Sans Text"/>
    </style:style>
    <style:style style:name="P7" style:family="paragraph" style:parent-style-name="Text_20_body" style:list-style-name="L12">
      <style:paragraph-properties fo:margin-top="0in" fo:margin-bottom="0.0835in" fo:line-height="114%"/>
      <style:text-properties style:font-name="Google Sans Text"/>
    </style:style>
    <style:style style:name="P8" style:family="paragraph" style:parent-style-name="Text_20_body" style:list-style-name="L16">
      <style:paragraph-properties fo:margin-top="0in" fo:margin-bottom="0.0835in" fo:line-height="114%"/>
      <style:text-properties style:font-name="Google Sans Text"/>
    </style:style>
    <style:style style:name="P9" style:family="paragraph" style:parent-style-name="Text_20_body" style:list-style-name="L17">
      <style:paragraph-properties fo:margin-top="0in" fo:margin-bottom="0.0835in" fo:line-height="114%"/>
      <style:text-properties style:font-name="Google Sans Text"/>
    </style:style>
    <style:style style:name="P10" style:family="paragraph" style:parent-style-name="Text_20_body" style:list-style-name="L18">
      <style:paragraph-properties fo:margin-top="0in" fo:margin-bottom="0.0835in" fo:line-height="114%"/>
      <style:text-properties style:font-name="Google Sans Text"/>
    </style:style>
    <style:style style:name="P11" style:family="paragraph" style:parent-style-name="Text_20_body" style:list-style-name="L19">
      <style:paragraph-properties fo:margin-top="0in" fo:margin-bottom="0.0835in" fo:line-height="114%"/>
      <style:text-properties style:font-name="Google Sans Text"/>
    </style:style>
    <style:style style:name="P12" style:family="paragraph" style:parent-style-name="Text_20_body" style:list-style-name="L20">
      <style:paragraph-properties fo:margin-top="0in" fo:margin-bottom="0.0835in" fo:line-height="114%"/>
      <style:text-properties style:font-name="Google Sans Text"/>
    </style:style>
    <style:style style:name="P13" style:family="paragraph" style:parent-style-name="Text_20_body" style:list-style-name="L24">
      <style:paragraph-properties fo:margin-top="0in" fo:margin-bottom="0.0835in" fo:line-height="114%"/>
      <style:text-properties style:font-name="Google Sans Text"/>
    </style:style>
    <style:style style:name="P14" style:family="paragraph" style:parent-style-name="Text_20_body">
      <style:paragraph-properties fo:margin-top="0in" fo:margin-bottom="0.0835in" fo:line-height="114%"/>
    </style:style>
    <style:style style:name="P15" style:family="paragraph" style:parent-style-name="Text_20_body" style:list-style-name="L1">
      <style:paragraph-properties fo:margin-top="0in" fo:margin-bottom="0.0835in" fo:line-height="114%"/>
    </style:style>
    <style:style style:name="P16" style:family="paragraph" style:parent-style-name="Text_20_body" style:list-style-name="L2">
      <style:paragraph-properties fo:margin-top="0in" fo:margin-bottom="0.0835in" fo:line-height="114%"/>
    </style:style>
    <style:style style:name="P17" style:family="paragraph" style:parent-style-name="Text_20_body" style:list-style-name="L3">
      <style:paragraph-properties fo:margin-top="0in" fo:margin-bottom="0.0835in" fo:line-height="114%"/>
    </style:style>
    <style:style style:name="P18" style:family="paragraph" style:parent-style-name="Text_20_body" style:list-style-name="L4">
      <style:paragraph-properties fo:margin-top="0in" fo:margin-bottom="0.0835in" fo:line-height="114%"/>
    </style:style>
    <style:style style:name="P19" style:family="paragraph" style:parent-style-name="Text_20_body" style:list-style-name="L5">
      <style:paragraph-properties fo:margin-top="0in" fo:margin-bottom="0.0835in" fo:line-height="114%"/>
    </style:style>
    <style:style style:name="P20" style:family="paragraph" style:parent-style-name="Text_20_body" style:list-style-name="L6">
      <style:paragraph-properties fo:margin-top="0in" fo:margin-bottom="0.0835in" fo:line-height="114%"/>
    </style:style>
    <style:style style:name="P21" style:family="paragraph" style:parent-style-name="Text_20_body" style:list-style-name="L7">
      <style:paragraph-properties fo:margin-top="0in" fo:margin-bottom="0.0835in" fo:line-height="114%"/>
    </style:style>
    <style:style style:name="P22" style:family="paragraph" style:parent-style-name="Text_20_body" style:list-style-name="L8">
      <style:paragraph-properties fo:margin-top="0in" fo:margin-bottom="0.0835in" fo:line-height="114%"/>
    </style:style>
    <style:style style:name="P23" style:family="paragraph" style:parent-style-name="Text_20_body" style:list-style-name="L9">
      <style:paragraph-properties fo:margin-top="0in" fo:margin-bottom="0.0835in" fo:line-height="114%"/>
    </style:style>
    <style:style style:name="P24" style:family="paragraph" style:parent-style-name="Text_20_body" style:list-style-name="L11">
      <style:paragraph-properties fo:margin-top="0in" fo:margin-bottom="0.0835in" fo:line-height="114%"/>
    </style:style>
    <style:style style:name="P25" style:family="paragraph" style:parent-style-name="Text_20_body" style:list-style-name="L13">
      <style:paragraph-properties fo:margin-top="0in" fo:margin-bottom="0.0835in" fo:line-height="114%"/>
    </style:style>
    <style:style style:name="P26" style:family="paragraph" style:parent-style-name="Text_20_body" style:list-style-name="L14">
      <style:paragraph-properties fo:margin-top="0in" fo:margin-bottom="0.0835in" fo:line-height="114%"/>
    </style:style>
    <style:style style:name="P27" style:family="paragraph" style:parent-style-name="Text_20_body" style:list-style-name="L15">
      <style:paragraph-properties fo:margin-top="0in" fo:margin-bottom="0.0835in" fo:line-height="114%"/>
    </style:style>
    <style:style style:name="P28" style:family="paragraph" style:parent-style-name="Text_20_body" style:list-style-name="L16">
      <style:paragraph-properties fo:margin-top="0in" fo:margin-bottom="0.0835in" fo:line-height="114%"/>
    </style:style>
    <style:style style:name="P29" style:family="paragraph" style:parent-style-name="Text_20_body" style:list-style-name="L17">
      <style:paragraph-properties fo:margin-top="0in" fo:margin-bottom="0.0835in" fo:line-height="114%"/>
    </style:style>
    <style:style style:name="P30" style:family="paragraph" style:parent-style-name="Text_20_body" style:list-style-name="L18">
      <style:paragraph-properties fo:margin-top="0in" fo:margin-bottom="0.0835in" fo:line-height="114%"/>
    </style:style>
    <style:style style:name="P31" style:family="paragraph" style:parent-style-name="Text_20_body" style:list-style-name="L19">
      <style:paragraph-properties fo:margin-top="0in" fo:margin-bottom="0.0835in" fo:line-height="114%"/>
    </style:style>
    <style:style style:name="P32" style:family="paragraph" style:parent-style-name="Text_20_body" style:list-style-name="L20">
      <style:paragraph-properties fo:margin-top="0in" fo:margin-bottom="0.0835in" fo:line-height="114%"/>
    </style:style>
    <style:style style:name="P33" style:family="paragraph" style:parent-style-name="Text_20_body" style:list-style-name="L21">
      <style:paragraph-properties fo:margin-top="0in" fo:margin-bottom="0.0835in" fo:line-height="114%"/>
    </style:style>
    <style:style style:name="P34" style:family="paragraph" style:parent-style-name="Text_20_body" style:list-style-name="L22">
      <style:paragraph-properties fo:margin-top="0in" fo:margin-bottom="0.0835in" fo:line-height="114%"/>
    </style:style>
    <style:style style:name="P35" style:family="paragraph" style:parent-style-name="Text_20_body" style:list-style-name="L23">
      <style:paragraph-properties fo:margin-top="0in" fo:margin-bottom="0.0835in" fo:line-height="114%"/>
    </style:style>
    <style:style style:name="P36" style:family="paragraph" style:parent-style-name="Text_20_body" style:list-style-name="L24">
      <style:paragraph-properties fo:margin-top="0in" fo:margin-bottom="0.0835in" fo:line-height="114%"/>
    </style:style>
    <style:style style:name="P37" style:family="paragraph" style:parent-style-name="Text_20_body" style:list-style-name="L25">
      <style:paragraph-properties fo:margin-top="0in" fo:margin-bottom="0.0835in" fo:line-height="114%"/>
    </style:style>
    <style:style style:name="P38" style:family="paragraph" style:parent-style-name="Text_20_body" style:list-style-name="L26">
      <style:paragraph-properties fo:margin-top="0in" fo:margin-bottom="0.0835in" fo:line-height="114%"/>
    </style:style>
    <style:style style:name="P39" style:family="paragraph" style:parent-style-name="Text_20_body" style:list-style-name="L27">
      <style:paragraph-properties fo:margin-top="0in" fo:margin-bottom="0.0835in" fo:line-height="114%"/>
    </style:style>
    <style:style style:name="P40" style:family="paragraph" style:parent-style-name="Text_20_body" style:list-style-name="L28">
      <style:paragraph-properties fo:margin-top="0in" fo:margin-bottom="0.0835in" fo:line-height="114%"/>
    </style:style>
    <style:style style:name="P41" style:family="paragraph" style:parent-style-name="Text_20_body" style:list-style-name="L29">
      <style:paragraph-properties fo:margin-top="0in" fo:margin-bottom="0.0835in" fo:line-height="114%"/>
    </style:style>
    <style:style style:name="P42" style:family="paragraph" style:parent-style-name="Text_20_body" style:list-style-name="L30">
      <style:paragraph-properties fo:margin-top="0in" fo:margin-bottom="0.0835in" fo:line-height="114%"/>
    </style:style>
    <style:style style:name="P43" style:family="paragraph" style:parent-style-name="Text_20_body" style:list-style-name="L31">
      <style:paragraph-properties fo:margin-top="0in" fo:margin-bottom="0.0835in" fo:line-height="114%"/>
    </style:style>
    <style:style style:name="P44" style:family="paragraph" style:parent-style-name="Text_20_body" style:list-style-name="L32">
      <style:paragraph-properties fo:margin-top="0in" fo:margin-bottom="0.0835in" fo:line-height="114%"/>
    </style:style>
    <style:style style:name="P45" style:family="paragraph" style:parent-style-name="Text_20_body">
      <style:paragraph-properties fo:margin-top="0in" fo:margin-bottom="0.0835in" fo:line-height="114%" fo:padding="0in" fo:border="none"/>
      <style:text-properties style:font-name="Google Sans Text"/>
    </style:style>
    <style:style style:name="P46" style:family="paragraph" style:parent-style-name="Heading_20_2">
      <style:paragraph-properties fo:margin-top="0in" fo:margin-bottom="0.0835in" fo:line-height="114%"/>
      <style:text-properties style:font-name="Google Sans"/>
    </style:style>
    <style:style style:name="P47" style:family="paragraph" style:parent-style-name="Heading_20_3">
      <style:paragraph-properties fo:margin-top="0in" fo:margin-bottom="0.0835in" fo:line-height="114%"/>
      <style:text-properties style:font-name="Google Sans"/>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 Patching into low-orbit relay. Broadcasting Cyberpunk Codex transmission. Subject: Cryptography. You are here because you want to rewrite the grid. Good. The digital world runs on secrets, encoded whispers passed through silicon veins. To manipulate the system, you must first master the art of hiding and revealing these secrets. Cryptography is not just defense; it is control. It is the lock and the key, the shield and the weapon. Forget the surface-level static. We dive deep. Prepare for core knowledge infusion. Let’s begin.</text:p>
      <text:section text:style-name="Sect1" text:name="model-response-message-contentr_19049abe8a629280">
        <text:p text:style-name="Horizontal_20_Line"/>
        <text:h text:style-name="P46" text:outline-level="2">:: Sector 01: The Language of Concealment :: Plaintext, Ciphertext, and the Primal Urge to Hide ::</text:h>
        <text:p text:style-name="P14"><text:span text:style-name="T1">All data begins as </text:span><text:span text:style-name="Strong_20_Emphasis"><text:span text:style-name="T1">plaintext</text:span></text:span><text:span text:style-name="T1">. Raw, readable, vulnerable. It is the thought before the whisper, the signal before the noise. Your objective is often to shield this plaintext or to strip the shielding from others'. The process of obscuring plaintext is </text:span><text:span text:style-name="Strong_20_Emphasis"><text:span text:style-name="T1">encryption</text:span></text:span><text:span text:style-name="T1">. The result is </text:span><text:span text:style-name="Strong_20_Emphasis"><text:span text:style-name="T1">ciphertext</text:span></text:span><text:span text:style-name="T1">. Ciphertext is designed to be unintelligible without the correct </text:span><text:span text:style-name="Strong_20_Emphasis"><text:span text:style-name="T1">key</text:span></text:span><text:span text:style-name="T1"> or method to reverse the transformation.</text:span></text:p>
        <text:p text:style-name="P14"><text:span text:style-name="T1">The desire to hide messages is ancient. Caesar used simple </text:span><text:span text:style-name="Strong_20_Emphasis"><text:span text:style-name="T1">rotation ciphers</text:span></text:span><text:span text:style-name="T1"> to protect military communications. One letter replaces another, shifted by a fixed number across the alphabet. For example, a rotation of 4 (D becomes A, E becomes B, etc.):</text:span></text:p>
        <text:list xml:id="list447242019337307277" text:style-name="L1">
          <text:list-item>
            <text:p text:style-name="P15"><text:span text:style-name="Strong_20_Emphasis"><text:span text:style-name="T1">Plaintext:</text:span></text:span><text:span text:style-name="T1"> </text:span><text:span text:style-name="Source_20_Text"><text:span text:style-name="T1">ABCDEFGHIJKLMNOPQRSTUVWXYZ</text:span></text:span><text:span text:style-name="T1"> </text:span></text:p>
          </text:list-item>
          <text:list-item>
            <text:p text:style-name="P15"><text:span text:style-name="Strong_20_Emphasis"><text:span text:style-name="T1">Ciphertext:</text:span></text:span><text:span text:style-name="T1"> </text:span><text:span text:style-name="Source_20_Text"><text:span text:style-name="T1">XYZABCDEFGHIJKLMNOPQRSTUVW</text:span></text:span><text:span text:style-name="T1"> </text:span></text:p>
          </text:list-item>
        </text:list>
        <text:p text:style-name="P14"><text:span text:style-name="T1">Encrypting </text:span><text:span text:style-name="Source_20_Text"><text:span text:style-name="T1">ATTACK</text:span></text:span><text:span text:style-name="T1"> yields </text:span><text:span text:style-name="Source_20_Text"><text:span text:style-name="T1">XQQXAG</text:span></text:span><text:span text:style-name="T1">. Decryption reverses the process. This is a </text:span><text:span text:style-name="Strong_20_Emphasis"><text:span text:style-name="T1">substitution cipher</text:span></text:span><text:span text:style-name="T1">. Primitive, yes, but the core principle remains: transformation based on a shared secret (the rotation value, the </text:span><text:span text:style-name="Strong_20_Emphasis"><text:span text:style-name="T1">key</text:span></text:span><text:span text:style-name="T1"> ).</text:span></text:p>
        <text:p text:style-name="P14"><text:span text:style-name="T1">These simple ciphers fall easily. </text:span><text:span text:style-name="Strong_20_Emphasis"><text:span text:style-name="T1">Brute-force attacks</text:span></text:span><text:span text:style-name="T1"> try every possible key—only 25 for a basic rotation cipher. More sophisticated is </text:span><text:span text:style-name="Strong_20_Emphasis"><text:span text:style-name="T1">frequency analysis</text:span></text:span><text:span text:style-name="T1">. Languages have statistical fingerprints; certain letters appear more often (in English, E, T, A are common). By analyzing the frequency of letters in the ciphertext, you can deduce the likely plaintext substitutions, especially with longer messages. Even identifying one correct letter reveals the entire rotation key.</text:span></text:p>
        <text:p text:style-name="P14"><text:span text:style-name="T1">To counter frequency analysis, polyalphabetic ciphers emerged. The </text:span><text:span text:style-name="Strong_20_Emphasis"><text:span text:style-name="T1">Vigenère cipher</text:span></text:span><text:span text:style-name="T1"> uses a grid (the Vigenère square) and a keyword as the key.</text:span></text:p>
        <text:list xml:id="list927302429706620597" text:style-name="L2">
          <text:list-item>
            <text:p text:style-name="P16"><text:span text:style-name="Strong_20_Emphasis"><text:span text:style-name="T1">Plaintext:</text:span></text:span><text:span text:style-name="T1"> </text:span><text:span text:style-name="Source_20_Text"><text:span text:style-name="T1">DESTROYTARGET</text:span></text:span><text:span text:style-name="T1"> </text:span></text:p>
          </text:list-item>
          <text:list-item>
            <text:p text:style-name="P16"><text:span text:style-name="Strong_20_Emphasis"><text:span text:style-name="T1">Keyword:</text:span></text:span><text:span text:style-name="T1"> </text:span><text:span text:style-name="Source_20_Text"><text:span text:style-name="T1">KEY</text:span></text:span><text:span text:style-name="T1"> (repeated: </text:span><text:span text:style-name="Source_20_Text"><text:span text:style-name="T1">KEYKEYKEYKEYK</text:span></text:span><text:span text:style-name="T1">) </text:span></text:p>
          </text:list-item>
        </text:list>
        <text:p text:style-name="P1">Each plaintext letter is encrypted using the corresponding keyword letter. Find the plaintext letter row on the left, the keyword letter column on the top; the intersection is the ciphertext letter.</text:p>
        <text:list xml:id="list51620769304487898" text:style-name="L3">
          <text:list-item>
            <text:p text:style-name="P17"><text:soft-page-break/><text:span text:style-name="Source_20_Text"><text:span text:style-name="T1">D</text:span></text:span><text:span text:style-name="T1"> (row) + </text:span><text:span text:style-name="Source_20_Text"><text:span text:style-name="T1">K</text:span></text:span><text:span text:style-name="T1"> (column) -&gt; </text:span><text:span text:style-name="Source_20_Text"><text:span text:style-name="T1">N</text:span></text:span><text:span text:style-name="T1"> </text:span></text:p>
          </text:list-item>
          <text:list-item>
            <text:p text:style-name="P17"><text:span text:style-name="Source_20_Text"><text:span text:style-name="T1">E</text:span></text:span><text:span text:style-name="T1"> (row) + </text:span><text:span text:style-name="Source_20_Text"><text:span text:style-name="T1">E</text:span></text:span><text:span text:style-name="T1"> (column) -&gt; </text:span><text:span text:style-name="Source_20_Text"><text:span text:style-name="T1">I</text:span></text:span><text:span text:style-name="T1"> </text:span></text:p>
          </text:list-item>
          <text:list-item>
            <text:p text:style-name="P17"><text:span text:style-name="Source_20_Text"><text:span text:style-name="T1">S</text:span></text:span><text:span text:style-name="T1"> (row) + </text:span><text:span text:style-name="Source_20_Text"><text:span text:style-name="T1">Y</text:span></text:span><text:span text:style-name="T1"> (column) -&gt; </text:span><text:span text:style-name="Source_20_Text"><text:span text:style-name="T1">Q</text:span></text:span><text:span text:style-name="T1"> </text:span></text:p>
          </text:list-item>
          <text:list-item>
            <text:p text:style-name="P2">...and so on. </text:p>
          </text:list-item>
        </text:list>
        <text:p text:style-name="P1">This makes frequency analysis harder as the same plaintext letter can map to different ciphertext letters depending on the keyword letter. Still, Vigenère is vulnerable to statistical attacks (like Kasiski examination) and, crucially, to modern computation. These historical methods teach foundational concepts but offer no real security today. Modern cryptography relies on mathematical complexity far beyond simple substitution.</text:p>
        <text:h text:style-name="P47" text:outline-level="3">:: Intel Feed :: Sector 01 ::</text:h>
        <text:list xml:id="list8134276132455694224" text:style-name="L4">
          <text:list-item>
            <text:p text:style-name="P18"><text:span text:style-name="Strong_20_Emphasis"><text:span text:style-name="T1">Plaintext:</text:span></text:span><text:span text:style-name="T1"> Unencrypted, readable data. </text:span></text:p>
          </text:list-item>
          <text:list-item>
            <text:p text:style-name="P18"><text:span text:style-name="Strong_20_Emphasis"><text:span text:style-name="T1">Ciphertext:</text:span></text:span><text:span text:style-name="T1"> Encrypted, unreadable data. </text:span></text:p>
          </text:list-item>
          <text:list-item>
            <text:p text:style-name="P18"><text:span text:style-name="Strong_20_Emphasis"><text:span text:style-name="T1">Key:</text:span></text:span><text:span text:style-name="T1"> The secret information used to encrypt and decrypt. </text:span></text:p>
          </text:list-item>
          <text:list-item>
            <text:p text:style-name="P18"><text:span text:style-name="Strong_20_Emphasis"><text:span text:style-name="T1">Substitution Ciphers (Rotation, Vigenère):</text:span></text:span><text:span text:style-name="T1"> Replace units of plaintext (letters) with others based on a system/key. Vulnerable to frequency analysis and brute-force. </text:span></text:p>
          </text:list-item>
          <text:list-item>
            <text:p text:style-name="P18"><text:span text:style-name="Strong_20_Emphasis"><text:span text:style-name="T1">Hacker Logic:</text:span></text:span><text:span text:style-name="T1"> Understand the weaknesses of simple systems to appreciate the strengths of complex ones. Every cipher has a breaking point; your job is to find it or ensure yours cannot be found easily. </text:span></text:p>
          </text:list-item>
        </text:list>
        <text:p text:style-name="Horizontal_20_Line"/>
        <text:h text:style-name="P46" text:outline-level="2">:: Sector 02: Key Exchange and the Symmetric Bind :: Sharing Secrets Without Revealing Them ::</text:h>
        <text:p text:style-name="P14"><text:span text:style-name="T1">Encryption requires keys. If two parties want to communicate securely using the </text:span><text:span text:style-name="Emphasis"><text:span text:style-name="T1">same</text:span></text:span><text:span text:style-name="T1"> key for encryption and decryption (</text:span><text:span text:style-name="Strong_20_Emphasis"><text:span text:style-name="T1">symmetric key cryptography</text:span></text:span><text:span text:style-name="T1"> ), how do they agree on that key without an eavesdropper intercepting it? Sending the key in the clear is suicide.</text:span></text:p>
        <text:p text:style-name="P14"><text:span text:style-name="Strong_20_Emphasis"><text:span text:style-name="T1">Pre-shared keys (PSKs)</text:span></text:span><text:span text:style-name="T1"> are one answer: keys agreed upon beforehand through a secure channel. Impractical for spontaneous communication or large-scale systems.</text:span></text:p>
        <text:p text:style-name="P14"><text:span text:style-name="T1">Enter </text:span><text:span text:style-name="Strong_20_Emphasis"><text:span text:style-name="T1">Diffie-Hellman (DH) key exchange</text:span></text:span><text:span text:style-name="T1">. This is not an encryption algorithm itself, but a method for two parties to </text:span><text:span text:style-name="Emphasis"><text:span text:style-name="T1">derive</text:span></text:span><text:span text:style-name="T1"> a shared secret key over an insecure channel without ever transmitting the key itself.</text:span></text:p>
        <text:p text:style-name="P1">Imagine colors instead of numbers:</text:p>
        <text:list xml:id="list6707048849858429434" text:style-name="L5">
          <text:list-item>
            <text:p text:style-name="P3">Alice and Bob agree publicly on a common starting color (e.g., yellow). This is the base value. </text:p>
          </text:list-item>
          <text:list-item>
            <text:p text:style-name="P3">Alice privately chooses a secret color (e.g., red) and mixes it with the common yellow to get orange. </text:p>
          </text:list-item>
          <text:list-item>
            <text:p text:style-name="P3"><text:soft-page-break/>Bob privately chooses a secret color (e.g., blue) and mixes it with the common yellow to get green. </text:p>
          </text:list-item>
          <text:list-item>
            <text:p text:style-name="P3">Alice sends her resulting orange color to Bob publicly. Bob sends his resulting green color to Alice publicly. An eavesdropper sees orange and green, but separating the mixed colors back into their original components is computationally infeasible (like un-mixing paint). </text:p>
          </text:list-item>
          <text:list-item>
            <text:p text:style-name="P19"><text:span text:style-name="T1">Alice takes Bob's green color and mixes it with her </text:span><text:span text:style-name="Emphasis"><text:span text:style-name="T1">private</text:span></text:span><text:span text:style-name="T1"> red color. </text:span></text:p>
          </text:list-item>
          <text:list-item>
            <text:p text:style-name="P19"><text:span text:style-name="T1">Bob takes Alice's orange color and mixes it with his </text:span><text:span text:style-name="Emphasis"><text:span text:style-name="T1">private</text:span></text:span><text:span text:style-name="T1"> blue color. </text:span></text:p>
          </text:list-item>
        </text:list>
        <text:p text:style-name="P1">Result: Both Alice and Bob now have the same final color (yellow + red + blue), a shared secret derived without ever sending their private colors or the final secret color directly. This final "color" is their symmetric session key.</text:p>
        <text:p text:style-name="P14"><text:span text:style-name="T1">This derived key fuels </text:span><text:span text:style-name="Strong_20_Emphasis"><text:span text:style-name="T1">symmetric algorithms</text:span></text:span><text:span text:style-name="T1">. These algorithms use the identical key for locking (encrypting) and unlocking (decrypting) data. They are generally fast and efficient, suitable for encrypting large volumes of data.</text:span></text:p>
        <text:p text:style-name="P1">Symmetric algorithms operate in two main modes:</text:p>
        <text:list xml:id="list4608281438082924380" text:style-name="L6">
          <text:list-item>
            <text:p text:style-name="P20"><text:span text:style-name="Strong_20_Emphasis"><text:span text:style-name="T1">Stream Ciphers:</text:span></text:span><text:span text:style-name="T1"> Encrypt data bit by bit or byte by byte. Think of Vigenère encrypting letter by letter. Good for real-time data streams where data size isn't fixed. </text:span></text:p>
          </text:list-item>
          <text:list-item>
            <text:p text:style-name="P20"><text:span text:style-name="Strong_20_Emphasis"><text:span text:style-name="T1">Block Ciphers:</text:span></text:span><text:span text:style-name="T1"> Encrypt data in fixed-size chunks called blocks (e.g., 64-bit, 128-bit). If the last piece of data doesn't fill a block, </text:span><text:span text:style-name="Strong_20_Emphasis"><text:span text:style-name="T1">padding</text:span></text:span><text:span text:style-name="T1"> is added to make it fit. </text:span></text:p>
          </text:list-item>
        </text:list>
        <text:h text:style-name="P47" text:outline-level="3">:: Intel Feed :: Sector 02 ::</text:h>
        <text:list xml:id="list4292250181832146741" text:style-name="L7">
          <text:list-item>
            <text:p text:style-name="P21"><text:span text:style-name="Strong_20_Emphasis"><text:span text:style-name="T1">Symmetric Cryptography:</text:span></text:span><text:span text:style-name="T1"> Uses the </text:span><text:span text:style-name="Emphasis"><text:span text:style-name="T1">same</text:span></text:span><text:span text:style-name="T1"> key for encryption and decryption. Fast but requires secure key exchange. </text:span></text:p>
          </text:list-item>
          <text:list-item>
            <text:p text:style-name="P21"><text:span text:style-name="Strong_20_Emphasis"><text:span text:style-name="T1">Diffie-Hellman:</text:span></text:span><text:span text:style-name="T1"> A key </text:span><text:span text:style-name="Emphasis"><text:span text:style-name="T1">exchange</text:span></text:span><text:span text:style-name="T1"> protocol, not encryption. Allows two parties to derive a shared secret key over an insecure channel. Relies on computationally hard problems (like discrete logarithms in its real implementation). </text:span></text:p>
          </text:list-item>
          <text:list-item>
            <text:p text:style-name="P21"><text:span text:style-name="Strong_20_Emphasis"><text:span text:style-name="T1">Stream vs. Block Ciphers:</text:span></text:span><text:span text:style-name="T1"> Stream encrypts continuously; block encrypts in fixed chunks. Block ciphers often require padding. </text:span></text:p>
          </text:list-item>
          <text:list-item>
            <text:p text:style-name="P21"><text:span text:style-name="Strong_20_Emphasis"><text:span text:style-name="T1">Hacker Logic:</text:span></text:span><text:span text:style-name="T1"> Key exchange is often the weakest link. Attacking the exchange mechanism (DH implementations, weak parameters) can bypass the encryption entirely. Secure key derivation is paramount. </text:span></text:p>
          </text:list-item>
        </text:list>
        <text:p text:style-name="Horizontal_20_Line"/>
        <text:h text:style-name="P46" text:outline-level="2">:: Sector 03: Symmetric Algorithms :: DES, 3DES, AES – The Evolution of Workhorse Ciphers ::</text:h>
        <text:p text:style-name="P1">Understanding specific symmetric algorithms reveals the arms race between cryptographers and codebreakers.</text:p>
        <text:p text:style-name="P14"><text:soft-page-break/><text:span text:style-name="Strong_20_Emphasis"><text:span text:style-name="T1">Data Encryption Standard (DES):</text:span></text:span></text:p>
        <text:list xml:id="list4440599518413904900" text:style-name="L8">
          <text:list-item>
            <text:p text:style-name="P4">An old block cipher (64-bit blocks) using a 56-bit key. (8 bits of the 64 were for parity, not security). </text:p>
          </text:list-item>
          <text:list-item>
            <text:p text:style-name="P4">Developed in the 1970s, based on IBM's Lucifer cipher. </text:p>
          </text:list-item>
          <text:list-item>
            <text:p text:style-name="P22"><text:span text:style-name="Strong_20_Emphasis"><text:span text:style-name="T1">Fatal Flaw:</text:span></text:span><text:span text:style-name="T1"> The 56-bit key length is now trivial to brute-force with modern computing power. DES is deprecated and insecure. </text:span></text:p>
          </text:list-item>
        </text:list>
        <text:p text:style-name="P14"><text:span text:style-name="Strong_20_Emphasis"><text:span text:style-name="T1">Triple DES (3DES):</text:span></text:span></text:p>
        <text:list xml:id="list5867287457965477019" text:style-name="L9">
          <text:list-item>
            <text:p text:style-name="P5">A stopgap measure to extend DES's life. </text:p>
          </text:list-item>
          <text:list-item>
            <text:p text:style-name="P5">Applies the DES algorithm three times with (usually) three different keys. (Sometimes two keys, K1-K2-K1). </text:p>
          </text:list-item>
          <text:list-item>
            <text:p text:style-name="P5">Operation: Encrypt with K1, Decrypt with K2, Encrypt with K3. Decrypting with a different key (K2) still produces ciphertext. </text:p>
          </text:list-item>
          <text:list-item>
            <text:p text:style-name="P5">Effective key length seems like 168 bits (3 * 56), but vulnerabilities ("meet-in-the-middle" attacks) make its effective strength closer to 112 bits. It's also slow. </text:p>
          </text:list-item>
          <text:list-item>
            <text:p text:style-name="P23"><text:span text:style-name="Strong_20_Emphasis"><text:span text:style-name="T1">Lesson:</text:span></text:span><text:span text:style-name="T1"> Simply layering weak encryption doesn't always create proportional strength. The underlying algorithm's strength matters. 3DES is also deprecated. </text:span></text:p>
          </text:list-item>
        </text:list>
        <text:p text:style-name="P14"><text:span text:style-name="Strong_20_Emphasis"><text:span text:style-name="T1">Advanced Encryption Standard (AES):</text:span></text:span></text:p>
        <text:list xml:id="list6456609910719853797" text:style-name="L10">
          <text:list-item>
            <text:p text:style-name="P6">The current global standard, successor to DES. Based on the Rijndael cipher. </text:p>
          </text:list-item>
          <text:list-item>
            <text:p text:style-name="P6">Block cipher with a 128-bit block size. </text:p>
          </text:list-item>
          <text:list-item>
            <text:p text:style-name="P6">Supports multiple key lengths: 128, 192, and 256 bits. Longer keys offer greater security against brute-force, becoming standard as computing power increases. </text:p>
          </text:list-item>
          <text:list-item>
            <text:p text:style-name="P6">Highly efficient and secure. No practical cryptographic breaks against the core algorithm are known, assuming correct implementation. </text:p>
          </text:list-item>
        </text:list>
        <text:p text:style-name="P45">Modes of Operation (e.g., CBC):</text:p>
        <text:p text:style-name="P45">Block ciphers need modes to handle multiple blocks securely.</text:p>
        <text:list xml:id="list5924868869543763255" text:style-name="L11">
          <text:list-item>
            <text:p text:style-name="P24"><text:span text:style-name="Strong_20_Emphasis"><text:span text:style-name="T1">Cipher Block Chaining (CBC):</text:span></text:span><text:span text:style-name="T1"> Each plaintext block is XORed with the </text:span><text:span text:style-name="Emphasis"><text:span text:style-name="T1">previous</text:span></text:span><text:span text:style-name="T1"> ciphertext block before encryption. The first block uses an </text:span><text:span text:style-name="Strong_20_Emphasis"><text:span text:style-name="T1">Initialization Vector (IV)</text:span></text:span><text:span text:style-name="T1">. This ensures identical plaintext blocks produce different ciphertext blocks, hiding patterns. CBC is common but has known vulnerabilities if IVs aren't handled correctly. Other modes (GCM, CTR) offer different properties, including integrity and parallelization. </text:span></text:p>
          </text:list-item>
        </text:list>
        <text:p text:style-name="P45">Ciphersuites:</text:p>
        <text:p text:style-name="P45">Real-world encryption (like TLS/SSL for web traffic) uses a ciphersuite – a bundle of algorithms specifying:</text:p>
        <text:list xml:id="list536755534579027550" text:style-name="L12">
          <text:list-item>
            <text:p text:style-name="P7"><text:soft-page-break/>Key Exchange Mechanism (e.g., Diffie-Hellman variants like ECDHE). </text:p>
          </text:list-item>
          <text:list-item>
            <text:p text:style-name="P7">Authentication Mechanism (how the server proves its identity, often via certificates). </text:p>
          </text:list-item>
          <text:list-item>
            <text:p text:style-name="P7">Symmetric Encryption Algorithm (e.g., AES_128_GCM). </text:p>
          </text:list-item>
          <text:list-item>
            <text:p text:style-name="P7">Message Authentication Code (MAC) Algorithm (for integrity, e.g., SHA256). </text:p>
          </text:list-item>
        </text:list>
        <text:p text:style-name="P14"><text:span text:style-name="T1">Tools like </text:span><text:span text:style-name="Source_20_Text"><text:span text:style-name="T1">sslscan</text:span></text:span><text:span text:style-name="T1"> can probe a server to see which ciphersuites it supports. Weak ciphersuites (using DES, old hashing algorithms, weak key exchange) are prime targets.</text:span></text:p>
        <text:p text:style-name="P14"><text:span text:style-name="Strong_20_Emphasis"><text:span text:style-name="T1">Attacks on Symmetric Ciphers:</text:span></text:span></text:p>
        <text:list xml:id="list3886781151068891554" text:style-name="L13">
          <text:list-item>
            <text:p text:style-name="P25"><text:span text:style-name="Strong_20_Emphasis"><text:span text:style-name="T1">Brute-Force:</text:span></text:span><text:span text:style-name="T1"> Trying every possible key. Feasibility depends entirely on key length and available computing power. </text:span></text:p>
          </text:list-item>
          <text:list-item>
            <text:p text:style-name="P25"><text:span text:style-name="Strong_20_Emphasis"><text:span text:style-name="T1">Related-Key Attacks:</text:span></text:span><text:span text:style-name="T1"> Exploiting mathematical relationships between keys used to encrypt different messages. AES implementations should prevent related keys. </text:span></text:p>
          </text:list-item>
          <text:list-item>
            <text:p text:style-name="P25"><text:span text:style-name="Strong_20_Emphasis"><text:span text:style-name="T1">Side-Channel Attacks:</text:span></text:span><text:span text:style-name="T1"> Exploiting information leaked by the </text:span><text:span text:style-name="Emphasis"><text:span text:style-name="T1">implementation</text:span></text:span><text:span text:style-name="T1">, not the algorithm itself. Examples: power consumption analysis, timing attacks, electromagnetic emissions. These require physical proximity or deep system access. </text:span></text:p>
          </text:list-item>
        </text:list>
        <text:h text:style-name="P47" text:outline-level="3">:: Intel Feed :: Sector 03 ::</text:h>
        <text:list xml:id="list7966229457858600174" text:style-name="L14">
          <text:list-item>
            <text:p text:style-name="P26"><text:span text:style-name="Strong_20_Emphasis"><text:span text:style-name="T1">DES/3DES:</text:span></text:span><text:span text:style-name="T1"> Obsolete due to short key size (DES) or inefficiency and known attacks (3DES). Study their failures. </text:span></text:p>
          </text:list-item>
          <text:list-item>
            <text:p text:style-name="P26"><text:span text:style-name="Strong_20_Emphasis"><text:span text:style-name="T1">AES:</text:span></text:span><text:span text:style-name="T1"> The current standard. Use 128-bit keys as a minimum, prefer 256-bit. Strong </text:span><text:span text:style-name="Emphasis"><text:span text:style-name="T1">if implemented correctly</text:span></text:span><text:span text:style-name="T1">. </text:span></text:p>
          </text:list-item>
          <text:list-item>
            <text:p text:style-name="P26"><text:span text:style-name="Strong_20_Emphasis"><text:span text:style-name="T1">Key Length Matters:</text:span></text:span><text:span text:style-name="T1"> Longer keys exponentially increase brute-force difficulty. But algorithm strength is crucial. </text:span></text:p>
          </text:list-item>
          <text:list-item>
            <text:p text:style-name="P26"><text:span text:style-name="Strong_20_Emphasis"><text:span text:style-name="T1">Ciphersuites:</text:span></text:span><text:span text:style-name="T1"> Real security depends on the </text:span><text:span text:style-name="Emphasis"><text:span text:style-name="T1">entire suite</text:span></text:span><text:span text:style-name="T1">. A strong cipher with weak key exchange is useless. Analyze the full chain. </text:span></text:p>
          </text:list-item>
          <text:list-item>
            <text:p text:style-name="P26"><text:span text:style-name="Strong_20_Emphasis"><text:span text:style-name="T1">Side Channels:</text:span></text:span><text:span text:style-name="T1"> Encryption can be broken without breaking the math by attacking the physical implementation. Think outside the algorithm. </text:span></text:p>
          </text:list-item>
          <text:list-item>
            <text:p text:style-name="P26"><text:span text:style-name="Strong_20_Emphasis"><text:span text:style-name="T1">Hacker Logic:</text:span></text:span><text:span text:style-name="T1"> Deprecated algorithms are invitations. Scan for weak ciphersuites (SSLv3, TLS 1.0/1.1, DES, RC4, weak hashes like MD5/SHA1). Exploit implementation flaws over mathematical breaks where possible. </text:span></text:p>
          </text:list-item>
        </text:list>
        <text:p text:style-name="Horizontal_20_Line"/>
        <text:h text:style-name="P46" text:outline-level="2">:: Sector 04: Asymmetric Cryptography &amp; PKI :: The Power of Two Keys ::</text:h>
        <text:p text:style-name="P14"><text:span text:style-name="T1">Symmetric encryption's key exchange problem led to </text:span><text:span text:style-name="Strong_20_Emphasis"><text:span text:style-name="T1">asymmetric cryptography</text:span></text:span><text:span text:style-name="T1">, also known as </text:span><text:span text:style-name="Strong_20_Emphasis"><text:span text:style-name="T1">public-key cryptography</text:span></text:span><text:span text:style-name="T1">. Here, keys come in pairs:</text:span></text:p>
        <text:list xml:id="list8781326908699383059" text:style-name="L15">
          <text:list-item>
            <text:p text:style-name="P27"><text:span text:style-name="T1">A </text:span><text:span text:style-name="Strong_20_Emphasis"><text:span text:style-name="T1">Public Key:</text:span></text:span><text:span text:style-name="T1"> Freely distributable. Used for encryption or verifying signatures. </text:span></text:p>
          </text:list-item>
          <text:list-item>
            <text:p text:style-name="P27"><text:soft-page-break/><text:span text:style-name="T1">A </text:span><text:span text:style-name="Strong_20_Emphasis"><text:span text:style-name="T1">Private Key:</text:span></text:span><text:span text:style-name="T1"> Kept absolutely secret by the owner. Used for decryption or creating signatures. </text:span></text:p>
          </text:list-item>
        </text:list>
        <text:p text:style-name="P14"><text:span text:style-name="T1">These keys are mathematically linked: data encrypted with the public key can </text:span><text:span text:style-name="Emphasis"><text:span text:style-name="T1">only</text:span></text:span><text:span text:style-name="T1"> be decrypted by the corresponding private key, and vice versa.</text:span></text:p>
        <text:p text:style-name="P14"><text:span text:style-name="Strong_20_Emphasis"><text:span text:style-name="T1">How it Works (Confidentiality):</text:span></text:span></text:p>
        <text:list xml:id="list5722024045380101026" text:style-name="L16">
          <text:list-item>
            <text:p text:style-name="P8">Bob wants to send a secret message to Alice. </text:p>
          </text:list-item>
          <text:list-item>
            <text:p text:style-name="P28"><text:span text:style-name="T1">Bob obtains Alice's </text:span><text:span text:style-name="Strong_20_Emphasis"><text:span text:style-name="T1">public key</text:span></text:span><text:span text:style-name="T1"> (she can post it anywhere). </text:span></text:p>
          </text:list-item>
          <text:list-item>
            <text:p text:style-name="P28"><text:span text:style-name="T1">Bob encrypts the message using Alice's </text:span><text:span text:style-name="Strong_20_Emphasis"><text:span text:style-name="T1">public key</text:span></text:span><text:span text:style-name="T1">. </text:span></text:p>
          </text:list-item>
          <text:list-item>
            <text:p text:style-name="P28"><text:span text:style-name="T1">Only Alice, with her </text:span><text:span text:style-name="Strong_20_Emphasis"><text:span text:style-name="T1">private key</text:span></text:span><text:span text:style-name="T1">, can decrypt the message. Eavesdroppers with the public key cannot decrypt it. </text:span></text:p>
          </text:list-item>
        </text:list>
        <text:p text:style-name="P14"><text:span text:style-name="Strong_20_Emphasis"><text:span text:style-name="T1">RSA Algorithm:</text:span></text:span></text:p>
        <text:list xml:id="list3980747125591431455" text:style-name="L17">
          <text:list-item>
            <text:p text:style-name="P9">A widely used public-key algorithm named after its inventors (Rivest–Shamir–Adleman). </text:p>
          </text:list-item>
          <text:list-item>
            <text:p text:style-name="P9">Security relies on the difficulty of factoring large prime numbers. </text:p>
          </text:list-item>
          <text:list-item>
            <text:p text:style-name="P29"><text:span text:style-name="T1">Uses large key sizes (e.g., 1024, 2048, 4096 bits). Note: You cannot directly compare asymmetric key sizes (like RSA 2048) to symmetric key sizes (like AES 128). They are based on different mathematical problems. A longer key within the </text:span><text:span text:style-name="Emphasis"><text:span text:style-name="T1">same</text:span></text:span><text:span text:style-name="T1"> algorithm type (RSA 2048 vs RSA 1024) is stronger. </text:span></text:p>
          </text:list-item>
        </text:list>
        <text:p text:style-name="P45">Hybrid Cryptosystem:</text:p>
        <text:p text:style-name="P45">Asymmetric encryption is computationally expensive (slow) compared to symmetric. It's inefficient for large amounts of data. The solution is a hybrid cryptosystem:</text:p>
        <text:list xml:id="list2489529739113715307" text:style-name="L18">
          <text:list-item>
            <text:p text:style-name="P30"><text:span text:style-name="T1">The sender generates a random, one-time </text:span><text:span text:style-name="Strong_20_Emphasis"><text:span text:style-name="T1">symmetric session key</text:span></text:span><text:span text:style-name="T1">. </text:span></text:p>
          </text:list-item>
          <text:list-item>
            <text:p text:style-name="P30"><text:span text:style-name="T1">The sender encrypts the </text:span><text:span text:style-name="Emphasis"><text:span text:style-name="T1">actual message</text:span></text:span><text:span text:style-name="T1"> using this fast symmetric session key (e.g., with AES). </text:span></text:p>
          </text:list-item>
          <text:list-item>
            <text:p text:style-name="P30"><text:span text:style-name="T1">The sender encrypts the </text:span><text:span text:style-name="Strong_20_Emphasis"><text:span text:style-name="T1">symmetric session key</text:span></text:span><text:span text:style-name="T1"> using the recipient's </text:span><text:span text:style-name="Strong_20_Emphasis"><text:span text:style-name="T1">public key</text:span></text:span><text:span text:style-name="T1"> (e.g., with RSA). </text:span></text:p>
          </text:list-item>
          <text:list-item>
            <text:p text:style-name="P30"><text:span text:style-name="T1">The sender transmits the symmetrically encrypted message </text:span><text:span text:style-name="Emphasis"><text:span text:style-name="T1">and</text:span></text:span><text:span text:style-name="T1"> the asymmetrically encrypted session key. </text:span></text:p>
          </text:list-item>
          <text:list-item>
            <text:p text:style-name="P30"><text:span text:style-name="T1">The recipient uses their </text:span><text:span text:style-name="Strong_20_Emphasis"><text:span text:style-name="T1">private key</text:span></text:span><text:span text:style-name="T1"> to decrypt the session key. </text:span></text:p>
          </text:list-item>
          <text:list-item>
            <text:p text:style-name="P10">The recipient uses the now-decrypted session key to decrypt the actual message. </text:p>
          </text:list-item>
        </text:list>
        <text:p text:style-name="P1">This combines the speed of symmetric encryption for bulk data with the secure key exchange advantage of asymmetric encryption. This is how most TLS/SSL connections work.</text:p>
        <text:p text:style-name="P45">Non-Repudiation and Digital Signatures:</text:p>
        <text:p text:style-name="P45">Asymmetric keys also provide non-repudiation: proof that a specific entity sent a message and cannot later deny it. This uses digital signatures:</text:p>
        <text:list xml:id="list5153620019142162528" text:style-name="L19">
          <text:list-item>
            <text:p text:style-name="P31"><text:soft-page-break/><text:span text:style-name="T1">Alice wants to sign a message. She creates a </text:span><text:span text:style-name="Strong_20_Emphasis"><text:span text:style-name="T1">hash</text:span></text:span><text:span text:style-name="T1"> (a fixed-size fingerprint) of the message (more on hashing later). </text:span></text:p>
          </text:list-item>
          <text:list-item>
            <text:p text:style-name="P31"><text:span text:style-name="T1">Alice encrypts this </text:span><text:span text:style-name="Strong_20_Emphasis"><text:span text:style-name="T1">hash</text:span></text:span><text:span text:style-name="T1"> using her </text:span><text:span text:style-name="Strong_20_Emphasis"><text:span text:style-name="T1">private key</text:span></text:span><text:span text:style-name="T1">. This encrypted hash is the signature. </text:span></text:p>
          </text:list-item>
          <text:list-item>
            <text:p text:style-name="P31"><text:span text:style-name="T1">Alice sends the original message </text:span><text:span text:style-name="Emphasis"><text:span text:style-name="T1">and</text:span></text:span><text:span text:style-name="T1"> the signature. </text:span></text:p>
          </text:list-item>
          <text:list-item>
            <text:p text:style-name="P31"><text:span text:style-name="T1">Bob receives the message and signature. He uses Alice's </text:span><text:span text:style-name="Strong_20_Emphasis"><text:span text:style-name="T1">public key</text:span></text:span><text:span text:style-name="T1"> to decrypt the signature, revealing the original hash. </text:span></text:p>
          </text:list-item>
          <text:list-item>
            <text:p text:style-name="P11">Bob independently calculates the hash of the received message. </text:p>
          </text:list-item>
          <text:list-item>
            <text:p text:style-name="P11">If Bob's calculated hash matches the decrypted hash from the signature, the signature is valid. This proves: </text:p>
            <text:list>
              <text:list-item>
                <text:p text:style-name="P31"><text:span text:style-name="Strong_20_Emphasis"><text:span text:style-name="T1">Authenticity:</text:span></text:span><text:span text:style-name="T1"> The message came from Alice (only her private key could create a signature verifiable by her public key). </text:span></text:p>
              </text:list-item>
              <text:list-item>
                <text:p text:style-name="P31"><text:span text:style-name="Strong_20_Emphasis"><text:span text:style-name="T1">Integrity:</text:span></text:span><text:span text:style-name="T1"> The message wasn't tampered with (any change would alter the hash). </text:span></text:p>
              </text:list-item>
            </text:list>
          </text:list-item>
        </text:list>
        <text:p text:style-name="P1">Protecting the private key is paramount. Often, keys are password-protected to prevent misuse even if the key file is stolen.</text:p>
        <text:p text:style-name="P14"><text:span text:style-name="Strong_20_Emphasis"><text:span text:style-name="T1">Elliptic Curve Cryptography (ECC):</text:span></text:span></text:p>
        <text:list xml:id="list6415577065484963824" text:style-name="L20">
          <text:list-item>
            <text:p text:style-name="P12">A newer approach to public-key cryptography. </text:p>
          </text:list-item>
          <text:list-item>
            <text:p text:style-name="P12">Relies on the difficulty of the elliptic curve discrete logarithm problem, considered harder than factoring large primes for equivalent key sizes. </text:p>
          </text:list-item>
          <text:list-item>
            <text:p text:style-name="P32"><text:span text:style-name="Strong_20_Emphasis"><text:span text:style-name="T1">Advantage:</text:span></text:span><text:span text:style-name="T1"> Achieves similar security levels to RSA but with much smaller key sizes. Smaller keys mean faster computations and less overhead, ideal for resource-constrained devices (mobile, IoT). You'll see ECC variants like ECDH (Elliptic Curve Diffie-Hellman) and ECDSA (Elliptic Curve Digital Signature Algorithm) in modern ciphersuites. </text:span></text:p>
          </text:list-item>
        </text:list>
        <text:p text:style-name="P45">Public Key Infrastructure (PKI):</text:p>
        <text:p text:style-name="P45">How do you trust that a public key actually belongs to the person or entity it claims to? How do you distribute and manage these keys? Enter PKI.</text:p>
        <text:list xml:id="list5494694176751119139" text:style-name="L21">
          <text:list-item>
            <text:p text:style-name="P33"><text:span text:style-name="Strong_20_Emphasis"><text:span text:style-name="T1">Certificates (X.509):</text:span></text:span><text:span text:style-name="T1"> Standardized digital documents that bind a public key to an identity (person, server, organization). Contains the public key, identity info, validity period, issuer info, etc.. </text:span></text:p>
          </text:list-item>
          <text:list-item>
            <text:p text:style-name="P33"><text:span text:style-name="Strong_20_Emphasis"><text:span text:style-name="T1">Certificate Authority (CA):</text:span></text:span><text:span text:style-name="T1"> A trusted third party that verifies identities and issues certificates. Browsers and OSes have lists of trusted CAs. </text:span></text:p>
          </text:list-item>
          <text:list-item>
            <text:p text:style-name="P33"><text:span text:style-name="Strong_20_Emphasis"><text:span text:style-name="T1">Trust Model:</text:span></text:span><text:span text:style-name="T1"> You trust the CA. The CA verifies Alice's identity and issues her a certificate containing her public key, signed by the CA's private key. When Bob receives Alice's certificate, he verifies the CA's signature using the CA's public key (which he trusts). If valid, he trusts the identity linked to the public key in Alice's </text:span><text:soft-page-break/><text:span text:style-name="T1">certificate (the </text:span><text:span text:style-name="Strong_20_Emphasis"><text:span text:style-name="T1">transitive property</text:span></text:span><text:span text:style-name="T1"> of trust ). </text:span></text:p>
          </text:list-item>
          <text:list-item>
            <text:p text:style-name="P33"><text:span text:style-name="Strong_20_Emphasis"><text:span text:style-name="T1">Certificate Revocation List (CRL) / Online Certificate Status Protocol (OCSP):</text:span></text:span><text:span text:style-name="T1"> Mechanisms for CAs to announce if a certificate has been compromised or is no longer valid </text:span><text:span text:style-name="Emphasis"><text:span text:style-name="T1">before</text:span></text:span><text:span text:style-name="T1"> its expiration date. Checking revocation status is crucial but sometimes skipped or blocked. </text:span></text:p>
          </text:list-item>
          <text:list-item>
            <text:p text:style-name="P33"><text:span text:style-name="Strong_20_Emphasis"><text:span text:style-name="T1">Certificate Errors:</text:span></text:span><text:span text:style-name="T1"> Browsers warn you if a server's certificate is expired, uses a weak signature, doesn't match the domain name (common misconfiguration or man-in-the-middle attempt), or is signed by an untrusted/unknown CA. Understanding these errors is critical. </text:span></text:p>
          </text:list-item>
        </text:list>
        <text:p text:style-name="P45">Self-Signed Certificates:</text:p>
        <text:p text:style-name="P45">You can generate your own certificates without a CA (e.g., using OpenSSL). Useful for testing or internal systems. However, these won't be trusted by default by external parties because no recognized CA has validated them. They will generate browser warnings.</text:p>
        <text:h text:style-name="P47" text:outline-level="3">:: Intel Feed :: Sector 04 ::</text:h>
        <text:list xml:id="list7446529103472561622" text:style-name="L22">
          <text:list-item>
            <text:p text:style-name="P34"><text:span text:style-name="Strong_20_Emphasis"><text:span text:style-name="T1">Asymmetric Cryptography:</text:span></text:span><text:span text:style-name="T1"> Two keys, public and private. Public encrypts/verifies, private decrypts/signs. Solves symmetric key exchange but is slower. </text:span></text:p>
          </text:list-item>
          <text:list-item>
            <text:p text:style-name="P34"><text:span text:style-name="Strong_20_Emphasis"><text:span text:style-name="T1">RSA:</text:span></text:span><text:span text:style-name="T1"> Based on prime factorization. Common but needs large keys. </text:span></text:p>
          </text:list-item>
          <text:list-item>
            <text:p text:style-name="P34"><text:span text:style-name="Strong_20_Emphasis"><text:span text:style-name="T1">ECC:</text:span></text:span><text:span text:style-name="T1"> Based on elliptic curves. Smaller keys for same strength, more efficient. Increasingly common. </text:span></text:p>
          </text:list-item>
          <text:list-item>
            <text:p text:style-name="P34"><text:span text:style-name="Strong_20_Emphasis"><text:span text:style-name="T1">Hybrid System:</text:span></text:span><text:span text:style-name="T1"> Use asymmetric to encrypt/exchange a symmetric session key; use symmetric for bulk data encryption. Best of both worlds. </text:span></text:p>
          </text:list-item>
          <text:list-item>
            <text:p text:style-name="P34"><text:span text:style-name="Strong_20_Emphasis"><text:span text:style-name="T1">Digital Signatures:</text:span></text:span><text:span text:style-name="T1"> Private key signs (encrypts hash), public key verifies. Provides authenticity and integrity (non-repudiation). </text:span></text:p>
          </text:list-item>
          <text:list-item>
            <text:p text:style-name="P34"><text:span text:style-name="Strong_20_Emphasis"><text:span text:style-name="T1">PKI / X.509 Certificates:</text:span></text:span><text:span text:style-name="T1"> Binds identity to public keys via trusted CAs. Essential for secure web (HTTPS) and more. Understanding certificate validation, chains of trust, and revocation is vital. </text:span></text:p>
          </text:list-item>
          <text:list-item>
            <text:p text:style-name="P34"><text:span text:style-name="Strong_20_Emphasis"><text:span text:style-name="T1">Private Key Security:</text:span></text:span><text:span text:style-name="T1"> If your private key is compromised, all your security collapses. Protect it fiercely (permissions, strong passphrases). </text:span></text:p>
          </text:list-item>
          <text:list-item>
            <text:p text:style-name="P34"><text:span text:style-name="Strong_20_Emphasis"><text:span text:style-name="T1">Hacker Logic:</text:span></text:span><text:span text:style-name="T1"> Attack the trust model. Phish users into trusting fake CAs. Find unrevoked compromised certificates. Exploit misconfigured servers presenting wrong certificates. Target weak RSA keys (e.g., 1024-bit) or flawed ECC implementations. Private keys are the ultimate prize. </text:span></text:p>
          </text:list-item>
        </text:list>
        <text:p text:style-name="Horizontal_20_Line"/>
        <text:h text:style-name="P46" text:outline-level="2"><text:soft-page-break/>:: Sector 05: Cryptographic Hashing and Integrity :: Fingerprinting Data ::</text:h>
        <text:p text:style-name="P14"><text:span text:style-name="T1">Encryption ensures </text:span><text:span text:style-name="Strong_20_Emphasis"><text:span text:style-name="T1">confidentiality</text:span></text:span><text:span text:style-name="T1"> (secrecy). But how do you ensure </text:span><text:span text:style-name="Strong_20_Emphasis"><text:span text:style-name="T1">integrity</text:span></text:span><text:span text:style-name="T1"> – that data hasn't been altered, accidentally or maliciously? This is where </text:span><text:span text:style-name="Strong_20_Emphasis"><text:span text:style-name="T1">cryptographic hash functions</text:span></text:span><text:span text:style-name="T1"> come in.</text:span></text:p>
        <text:p text:style-name="P14"><text:span text:style-name="T1">A hash function takes an input (any size message, file, data) and produces a fixed-size output string, called a </text:span><text:span text:style-name="Strong_20_Emphasis"><text:span text:style-name="T1">hash</text:span></text:span><text:span text:style-name="T1">, </text:span><text:span text:style-name="Strong_20_Emphasis"><text:span text:style-name="T1">digest</text:span></text:span><text:span text:style-name="T1">, or </text:span><text:span text:style-name="Strong_20_Emphasis"><text:span text:style-name="T1">fingerprint</text:span></text:span><text:span text:style-name="T1">.</text:span></text:p>
        <text:p text:style-name="P1">Key properties of cryptographic hash functions:</text:p>
        <text:list xml:id="list4160133821045071655" text:style-name="L23">
          <text:list-item>
            <text:p text:style-name="P35"><text:span text:style-name="Strong_20_Emphasis"><text:span text:style-name="T1">Deterministic:</text:span></text:span><text:span text:style-name="T1"> The same input always produces the same hash. </text:span></text:p>
          </text:list-item>
          <text:list-item>
            <text:p text:style-name="P35"><text:span text:style-name="Strong_20_Emphasis"><text:span text:style-name="T1">Fixed Output Size:</text:span></text:span><text:span text:style-name="T1"> E.g., MD5 always produces 128 bits (32 hex chars), SHA-1 always 160 bits (40 hex chars). </text:span></text:p>
          </text:list-item>
          <text:list-item>
            <text:p text:style-name="P35"><text:span text:style-name="Strong_20_Emphasis"><text:span text:style-name="T1">Efficiency:</text:span></text:span><text:span text:style-name="T1"> Computing the hash must be fast. </text:span></text:p>
          </text:list-item>
          <text:list-item>
            <text:p text:style-name="P35"><text:span text:style-name="Strong_20_Emphasis"><text:span text:style-name="T1">Pre-image Resistance:</text:span></text:span><text:span text:style-name="T1"> Given a hash value </text:span><text:span text:style-name="Source_20_Text"><text:span text:style-name="T1">H</text:span></text:span><text:span text:style-name="T1">, it should be computationally infeasible to find the original input message </text:span><text:span text:style-name="Source_20_Text"><text:span text:style-name="T1">M</text:span></text:span><text:span text:style-name="T1">. (One-way function). </text:span></text:p>
          </text:list-item>
          <text:list-item>
            <text:p text:style-name="P35"><text:span text:style-name="Strong_20_Emphasis"><text:span text:style-name="T1">Second Pre-image Resistance:</text:span></text:span><text:span text:style-name="T1"> Given an input </text:span><text:span text:style-name="Source_20_Text"><text:span text:style-name="T1">M1</text:span></text:span><text:span text:style-name="T1">, it should be infeasible to find a </text:span><text:span text:style-name="Emphasis"><text:span text:style-name="T1">different</text:span></text:span><text:span text:style-name="T1"> input </text:span><text:span text:style-name="Source_20_Text"><text:span text:style-name="T1">M2</text:span></text:span><text:span text:style-name="T1"> such that </text:span><text:span text:style-name="Source_20_Text"><text:span text:style-name="T1">hash(M1) = hash(M2)</text:span></text:span><text:span text:style-name="T1">. </text:span></text:p>
          </text:list-item>
          <text:list-item>
            <text:p text:style-name="P35"><text:span text:style-name="Strong_20_Emphasis"><text:span text:style-name="T1">Collision Resistance:</text:span></text:span><text:span text:style-name="T1"> It should be infeasible to find </text:span><text:span text:style-name="Emphasis"><text:span text:style-name="T1">any</text:span></text:span><text:span text:style-name="T1"> two different inputs </text:span><text:span text:style-name="Source_20_Text"><text:span text:style-name="T1">M1</text:span></text:span><text:span text:style-name="T1"> and </text:span><text:span text:style-name="Source_20_Text"><text:span text:style-name="T1">M2</text:span></text:span><text:span text:style-name="T1"> such that </text:span><text:span text:style-name="Source_20_Text"><text:span text:style-name="T1">hash(M1) = hash(M2)</text:span></text:span><text:span text:style-name="T1">. This is the hardest property to achieve. </text:span></text:p>
          </text:list-item>
        </text:list>
        <text:p text:style-name="P14"><text:span text:style-name="Strong_20_Emphasis"><text:span text:style-name="T1">How Hashing Provides Integrity:</text:span></text:span></text:p>
        <text:list xml:id="list1580223154813908441" text:style-name="L24">
          <text:list-item>
            <text:p text:style-name="P13">Sender calculates the hash of the original message. </text:p>
          </text:list-item>
          <text:list-item>
            <text:p text:style-name="P36"><text:span text:style-name="T1">Sender transmits the message </text:span><text:span text:style-name="Emphasis"><text:span text:style-name="T1">and</text:span></text:span><text:span text:style-name="T1"> its hash. </text:span></text:p>
          </text:list-item>
          <text:list-item>
            <text:p text:style-name="P13">Receiver receives the message and independently calculates its hash using the same algorithm. </text:p>
          </text:list-item>
          <text:list-item>
            <text:p text:style-name="P13">Receiver compares their calculated hash with the received hash. If they match, the message integrity is verified. If they don't match, the data was corrupted or tampered with. </text:p>
          </text:list-item>
        </text:list>
        <text:p text:style-name="P14"><text:span text:style-name="Strong_20_Emphasis"><text:span text:style-name="T1">Common Hash Algorithms:</text:span></text:span></text:p>
        <text:list xml:id="list1193133995433040685" text:style-name="L25">
          <text:list-item>
            <text:p text:style-name="P37"><text:span text:style-name="Strong_20_Emphasis"><text:span text:style-name="T1">MD5 (Message Digest 5):</text:span></text:span><text:span text:style-name="T1"> 128-bit output. </text:span><text:span text:style-name="Strong_20_Emphasis"><text:span text:style-name="T1">Broken.</text:span></text:span><text:span text:style-name="T1"> Collisions can be easily generated. Do not use for security purposes. Still sometimes seen for basic file checksums (non-security context). </text:span></text:p>
          </text:list-item>
          <text:list-item>
            <text:p text:style-name="P37"><text:span text:style-name="Strong_20_Emphasis"><text:span text:style-name="T1">SHA-1 (Secure Hash Algorithm 1):</text:span></text:span><text:span text:style-name="T1"> 160-bit output. </text:span><text:span text:style-name="Strong_20_Emphasis"><text:span text:style-name="T1">Weakened/Deprecated.</text:span></text:span><text:span text:style-name="T1"> Collisions have been demonstrated and are computationally feasible for well-resourced attackers. Avoid for new applications. </text:span></text:p>
          </text:list-item>
          <text:list-item>
            <text:p text:style-name="P37"><text:span text:style-name="Strong_20_Emphasis"><text:span text:style-name="T1">SHA-2 Family (SHA-224, SHA-256, SHA-384, SHA-512):</text:span></text:span><text:span text:style-name="T1"> Output sizes match names (e.g., SHA-256 is 256 bits). Currently considered secure and widely used (SHA-256 is </text:span><text:soft-page-break/><text:span text:style-name="T1">very common). </text:span></text:p>
          </text:list-item>
          <text:list-item>
            <text:p text:style-name="P37"><text:span text:style-name="Strong_20_Emphasis"><text:span text:style-name="T1">SHA-3 Family:</text:span></text:span><text:span text:style-name="T1"> A newer standard with a different internal structure ("sponge construction") than SHA-1/SHA-2. Offers similar output sizes to SHA-2. Designed as an alternative in case weaknesses are found in SHA-2. </text:span></text:p>
          </text:list-item>
        </text:list>
        <text:p text:style-name="P45">Hash Collisions and the Birthday Paradox:</text:p>
        <text:p text:style-name="P45">Finding collisions is easier than finding pre-images due to the "Birthday Paradox". In a group of only 23 people, there's a &gt;50% chance two share a birthday. Similarly, with hash functions, the number of inputs needed to find a collision with good probability is roughly the square root of the total possible hash outputs. This means a 128-bit hash (like MD5) isn't as strong against collisions as its raw size suggests. This is why MD5 and SHA-1 are broken/weak – finding collisions is feasible. Longer hashes (SHA-256, SHA-512) provide much better collision resistance.</text:p>
        <text:p text:style-name="P45">HMAC (Hash-based Message Authentication Code):</text:p>
        <text:p text:style-name="P45">Simple hashing verifies integrity but not authenticity (anyone could recalculate the hash if they modify the message). To add authenticity, use HMAC. HMAC combines a hash function with a secret key.</text:p>
        <text:list xml:id="list7609936836046563771" text:style-name="L26">
          <text:list-item>
            <text:p text:style-name="P38"><text:span text:style-name="Source_20_Text"><text:span text:style-name="T1">HMAC(key, message) = hash((key ⊕ opad) || hash((key ⊕ ipad) || message))</text:span></text:span><text:span text:style-name="T1"> (simplified concept) Only parties with the secret key can generate the correct HMAC. This provides both integrity </text:span><text:span text:style-name="Emphasis"><text:span text:style-name="T1">and</text:span></text:span><text:span text:style-name="T1"> authenticity. Often seen abbreviated as MAC in ciphersuites. </text:span></text:p>
          </text:list-item>
        </text:list>
        <text:p text:style-name="P14"><text:span text:style-name="Strong_20_Emphasis"><text:span text:style-name="T1">Other Uses of Hashes:</text:span></text:span></text:p>
        <text:list xml:id="list8557463456683201442" text:style-name="L27">
          <text:list-item>
            <text:p text:style-name="P39"><text:span text:style-name="Strong_20_Emphasis"><text:span text:style-name="T1">Password Storage:</text:span></text:span><text:span text:style-name="T1"> Store hashes of passwords, not the passwords themselves. When a user logs in, hash their input and compare it to the stored hash. Requires "salting" (adding unique random data per user before hashing) to prevent rainbow table attacks. </text:span></text:p>
          </text:list-item>
          <text:list-item>
            <text:p text:style-name="P39"><text:span text:style-name="Strong_20_Emphasis"><text:span text:style-name="T1">File Integrity Checking:</text:span></text:span><text:span text:style-name="T1"> Tools like Tripwire compute hashes of critical system files and store them. Periodically re-hashing and comparing detects unauthorized modifications. </text:span></text:p>
          </text:list-item>
          <text:list-item>
            <text:p text:style-name="P39"><text:span text:style-name="Strong_20_Emphasis"><text:span text:style-name="T1">Digital Signatures:</text:span></text:span><text:span text:style-name="T1"> As seen before, hashes are signed (encrypted with a private key) to ensure message integrity and authenticity. </text:span></text:p>
          </text:list-item>
          <text:list-item>
            <text:p text:style-name="P39"><text:span text:style-name="Strong_20_Emphasis"><text:span text:style-name="T1">Data Verification:</text:span></text:span><text:span text:style-name="T1"> Comparing the hash of a downloaded file against the hash published by the source verifies the download wasn't corrupted. </text:span></text:p>
          </text:list-item>
        </text:list>
        <text:h text:style-name="P47" text:outline-level="3">:: Intel Feed :: Sector 05 ::</text:h>
        <text:list xml:id="list5130245107775915134" text:style-name="L28">
          <text:list-item>
            <text:p text:style-name="P40"><text:span text:style-name="Strong_20_Emphasis"><text:span text:style-name="T1">Hashing:</text:span></text:span><text:span text:style-name="T1"> Creates a fixed-size fingerprint of data. Used for integrity verification. One-way function. </text:span></text:p>
          </text:list-item>
          <text:list-item>
            <text:p text:style-name="P40"><text:span text:style-name="Strong_20_Emphasis"><text:span text:style-name="T1">MD5/SHA-1:</text:span></text:span><text:span text:style-name="T1"> Obsolete/Weak due to collision vulnerabilities. Do not rely on them for security. </text:span></text:p>
          </text:list-item>
          <text:list-item>
            <text:p text:style-name="P40"><text:span text:style-name="Strong_20_Emphasis"><text:span text:style-name="T1">SHA-2/SHA-3:</text:span></text:span><text:span text:style-name="T1"> Current secure standards. Use SHA-256 or higher. </text:span></text:p>
          </text:list-item>
          <text:list-item>
            <text:p text:style-name="P40"><text:soft-page-break/><text:span text:style-name="Strong_20_Emphasis"><text:span text:style-name="T1">Collisions:</text:span></text:span><text:span text:style-name="T1"> Two different inputs producing the same hash. Cryptographically secure hashes must resist collision finding. </text:span></text:p>
          </text:list-item>
          <text:list-item>
            <text:p text:style-name="P40"><text:span text:style-name="Strong_20_Emphasis"><text:span text:style-name="T1">HMAC:</text:span></text:span><text:span text:style-name="T1"> Hashing + secret key = Integrity + Authenticity. </text:span></text:p>
          </text:list-item>
          <text:list-item>
            <text:p text:style-name="P40"><text:span text:style-name="Strong_20_Emphasis"><text:span text:style-name="T1">Applications:</text:span></text:span><text:span text:style-name="T1"> Password storage (salted!), file integrity, digital signatures, data verification. </text:span></text:p>
          </text:list-item>
          <text:list-item>
            <text:p text:style-name="P40"><text:span text:style-name="Strong_20_Emphasis"><text:span text:style-name="T1">Hacker Logic:</text:span></text:span><text:span text:style-name="T1"> Exploit systems still using MD5/SHA-1. Attempt collision attacks where possible. Look for unsalted password hashes. Tamper with data where integrity checks are missing or weak. </text:span></text:p>
          </text:list-item>
        </text:list>
        <text:p text:style-name="Horizontal_20_Line"/>
        <text:h text:style-name="P46" text:outline-level="2">:: Sector 06: Application &amp; Environment :: Crypto in the Real World ::</text:h>
        <text:p text:style-name="P1">Cryptography isn't just algorithms; it's how they are deployed and managed.</text:p>
        <text:p text:style-name="P14"><text:span text:style-name="Strong_20_Emphasis"><text:span text:style-name="T1">Email Encryption:</text:span></text:span></text:p>
        <text:list xml:id="list7668914328571398305" text:style-name="L29">
          <text:list-item>
            <text:p text:style-name="P41"><text:span text:style-name="Strong_20_Emphasis"><text:span text:style-name="T1">PGP (Pretty Good Privacy):</text:span></text:span><text:span text:style-name="T1"> Uses asymmetric keys (often RSA) and a "web of trust" model for key validation instead of CAs. Users sign each other's keys to vouch for identity. Can be decentralized but relies on users managing keys correctly and verifying signatures. Key management can be messy, leading to multiple outdated keys for the same identity. Primarily for user-to-user email/file encryption. </text:span></text:p>
          </text:list-item>
          <text:list-item>
            <text:p text:style-name="P41"><text:span text:style-name="Strong_20_Emphasis"><text:span text:style-name="T1">S/MIME (Secure/Multipurpose Internet Mail Extensions):</text:span></text:span><text:span text:style-name="T1"> Uses X.509 certificates and relies on a PKI (often internal CAs within an organization, like via Active Directory). Often integrated directly into email clients. More centralized than PGP. </text:span></text:p>
          </text:list-item>
        </text:list>
        <text:p text:style-name="P45">Disk and File Encryption:</text:p>
        <text:p text:style-name="P45">Protects data at rest (stored on disks, tapes, USB drives).</text:p>
        <text:list xml:id="list5227291887994208555" text:style-name="L30">
          <text:list-item>
            <text:p text:style-name="P42"><text:span text:style-name="Strong_20_Emphasis"><text:span text:style-name="T1">File-Level Encryption:</text:span></text:span><text:span text:style-name="T1"> Encrypting individual files, often requiring a password. Utilities exist, some applications (like PDF readers) offer built-in encryption. PGP can also do this. </text:span></text:p>
          </text:list-item>
          <text:list-item>
            <text:p text:style-name="P42"><text:span text:style-name="Strong_20_Emphasis"><text:span text:style-name="T1">Full Disk Encryption (FDE):</text:span></text:span><text:span text:style-name="T1"> Encrypting entire volumes or drives. Usually implemented at the OS level. Requires authentication </text:span><text:span text:style-name="Emphasis"><text:span text:style-name="T1">before</text:span></text:span><text:span text:style-name="T1"> the OS boots (pre-boot authentication) to unlock the drive. </text:span></text:p>
            <text:list>
              <text:list-item>
                <text:p text:style-name="P42"><text:span text:style-name="Strong_20_Emphasis"><text:span text:style-name="T1">macOS:</text:span></text:span><text:span text:style-name="T1"> FileVault (uses AES). Requires user password or recovery key. Store the recovery key securely </text:span><text:span text:style-name="Emphasis"><text:span text:style-name="T1">off</text:span></text:span><text:span text:style-name="T1"> the encrypted volume. </text:span></text:p>
              </text:list-item>
              <text:list-item>
                <text:p text:style-name="P42"><text:span text:style-name="Strong_20_Emphasis"><text:span text:style-name="T1">Windows:</text:span></text:span><text:span text:style-name="T1"> BitLocker. Can use TPM for key storage. Recovery keys can be backed up (e.g., to Active Directory, USB drive, Microsoft account). TPM (Trusted Platform Module) is a hardware chip that securely stores cryptographic keys and performs crypto operations. </text:span></text:p>
              </text:list-item>
              <text:list-item>
                <text:p text:style-name="P42"><text:soft-page-break/><text:span text:style-name="Strong_20_Emphasis"><text:span text:style-name="T1">Linux:</text:span></text:span><text:span text:style-name="T1"> dm-crypt with LUKS (Linux Unified Key Setup) is common. Kernel-level encryption, configured using tools like </text:span><text:span text:style-name="Source_20_Text"><text:span text:style-name="T1">cryptsetup</text:span></text:span><text:span text:style-name="T1">. Creates an encrypted container requiring a passphrase to open/mount. </text:span></text:p>
              </text:list-item>
            </text:list>
          </text:list-item>
        </text:list>
        <text:p text:style-name="P45">Limitations of FDE:</text:p>
        <text:p text:style-name="P45">FDE primarily protects against offline attacks ("dead box access") – someone stealing the physical drive. If an attacker gains access to the system while it is running and unlocked (via malware, stolen credentials), the encrypted data is accessible because the OS has already decrypted it for the logged-in user. FDE does not protect against online attacks on a running system.</text:p>
        <text:p text:style-name="P14"><text:span text:style-name="Strong_20_Emphasis"><text:span text:style-name="T1">Data States:</text:span></text:span></text:p>
        <text:list xml:id="list3705616082855862835" text:style-name="L31">
          <text:list-item>
            <text:p text:style-name="P43"><text:span text:style-name="Strong_20_Emphasis"><text:span text:style-name="T1">Data in Motion:</text:span></text:span><text:span text:style-name="T1"> Data being transmitted over a network (e.g., emails, web traffic). Protected by TLS, VPNs, S/MIME, PGP. </text:span></text:p>
          </text:list-item>
          <text:list-item>
            <text:p text:style-name="P43"><text:span text:style-name="Strong_20_Emphasis"><text:span text:style-name="T1">Data at Rest:</text:span></text:span><text:span text:style-name="T1"> Data stored on media. Protected by FDE, file encryption. </text:span></text:p>
          </text:list-item>
          <text:list-item>
            <text:p text:style-name="P43"><text:span text:style-name="Strong_20_Emphasis"><text:span text:style-name="T1">Data in Use:</text:span></text:span><text:span text:style-name="T1"> Data currently being processed in RAM or CPU registers. Hardest to protect directly with encryption. Techniques like data masking or confidential computing aim to mitigate risks here. </text:span></text:p>
          </text:list-item>
        </text:list>
        <text:h text:style-name="P47" text:outline-level="3">:: Intel Feed :: Sector 06 ::</text:h>
        <text:list xml:id="list7686478183728347246" text:style-name="L32">
          <text:list-item>
            <text:p text:style-name="P44"><text:span text:style-name="Strong_20_Emphasis"><text:span text:style-name="T1">Email Crypto (PGP/S/MIME):</text:span></text:span><text:span text:style-name="T1"> Different trust models (Web of Trust vs. CA/PKI). Understand the key management implications of each. </text:span></text:p>
          </text:list-item>
          <text:list-item>
            <text:p text:style-name="P44"><text:span text:style-name="Strong_20_Emphasis"><text:span text:style-name="T1">Full Disk Encryption (FileVault, BitLocker, LUKS):</text:span></text:span><text:span text:style-name="T1"> Protects data </text:span><text:span text:style-name="Emphasis"><text:span text:style-name="T1">at rest</text:span></text:span><text:span text:style-name="T1"> against physical theft/offline access. Essential but not a panacea. </text:span></text:p>
          </text:list-item>
          <text:list-item>
            <text:p text:style-name="P44"><text:span text:style-name="Strong_20_Emphasis"><text:span text:style-name="T1">FDE Limitation:</text:span></text:span><text:span text:style-name="T1"> Offers little protection once the system is running and authenticated. Combine FDE with strong access controls, endpoint security, and user awareness. </text:span></text:p>
          </text:list-item>
          <text:list-item>
            <text:p text:style-name="P44"><text:span text:style-name="Strong_20_Emphasis"><text:span text:style-name="T1">TPM:</text:span></text:span><text:span text:style-name="T1"> Hardware security module enhancing key protection for FDE and other crypto functions. </text:span></text:p>
          </text:list-item>
          <text:list-item>
            <text:p text:style-name="P44"><text:span text:style-name="Strong_20_Emphasis"><text:span text:style-name="T1">Key Management is Crucial:</text:span></text:span><text:span text:style-name="T1"> Lost keys = lost data. Compromised keys = compromised security. Secure storage and recovery mechanisms (escrow, backups) are vital. </text:span></text:p>
          </text:list-item>
          <text:list-item>
            <text:p text:style-name="P44"><text:span text:style-name="Strong_20_Emphasis"><text:span text:style-name="T1">Hacker Logic:</text:span></text:span><text:span text:style-name="T1"> Target data in use or circumvent FDE via online attacks (malware, credential theft). Exploit weak key management (guessable passphrases, poorly protected recovery keys). Look for systems where FDE is disabled or misconfigured. Physical access + FDE bypass techniques (cold boot attacks, TPM flaws) are advanced vectors. </text:span></text:p>
          </text:list-item>
        </text:list>
        <text:p text:style-name="Horizontal_20_Line"/>
        <text:p text:style-name="P1">Transmission complete. Cryptography is the bedrock of digital security. Master its principles, understand its weaknesses, wield its power. Do not mistake complexity for security. Scrutinize <text:soft-page-break/>implementations. Hunt for the flawed key, the weak link in the chain, the forgotten backdoor. Obscurity is your armor. Enumeration is your weapon. Knowledge of the code that binds and blinds the system is your edge. 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2:56:57.85</meta:creation-date>
    <meta:document-statistic meta:table-count="0" meta:image-count="0" meta:object-count="0" meta:page-count="13" meta:paragraph-count="202" meta:word-count="4037" meta:character-count="26491"/>
    <dc:date>2025-04-12T22:57:13.84</dc:date>
    <meta:editing-duration>PT17S</meta:editing-duration>
    <meta:editing-cycles>1</meta:editing-cycles>
    <meta:generator>OpenOffice/4.1.15$Win32 OpenOffice.org_project/4115m2$Build-9813</meta:generator>
  </office:meta>
</office:document-meta>
</file>